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4.09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fo:padding="0cm"/>
      <style:paragraph-properties fo:text-align="center" fo:margin-left="0cm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2">
          <table:table-cell office:value-type="string">
            <text:p><text:a xlink:href="python://for%20each=%22partner%20in%20moves_dic%22" xlink:type="simple">for each partner</text:a>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Empresa</text:p>
          </table:table-cell>
          <table:table-cell table:style-name="ce1"/>
          <table:table-cell table:style-name="ce1" office:value-type="string">
            <text:p><text:a xlink:href="python://partner.name" xlink:type="simple">partner.name</text:a></text:p>
          </table:table-cell>
          <table:table-cell table:number-columns-repeated="1020"/>
        </table:table-row>
        <table:table-row table:style-name="ro5">
          <table:table-cell table:style-name="ce1" table:number-columns-repeated="3"/>
          <table:table-cell table:number-columns-repeated="1020"/>
        </table:table-row>
        <table:table-row table:style-name="ro6">
          <table:table-cell table:style-name="ce2" office:value-type="string">
            <text:p>Fecha</text:p>
          </table:table-cell>
          <table:table-cell table:style-name="ce2" office:value-type="string">
            <text:p>Venc.</text:p>
          </table:table-cell>
          <table:table-cell table:style-name="ce12" office:value-type="string">
            <text:p>Concepto</text:p>
          </table:table-cell>
          <table:table-cell table:style-name="ce12" office:value-type="string">
            <text:p>Facturado</text:p>
          </table:table-cell>
          <table:table-cell table:style-name="ce12" office:value-type="string">
            <text:p>Cobrado</text:p>
          </table:table-cell>
          <table:table-cell table:style-name="ce12" office:value-type="string">
            <text:p>Saldo</text:p>
          </table:table-cell>
          <table:table-cell table:style-name="ce19"/>
          <table:table-cell table:style-name="ce22" table:number-columns-repeated="1016"/>
        </table:table-row>
        <table:table-row table:style-name="ro2">
          <table:table-cell table:style-name="ce3" office:value-type="string" table:number-columns-spanned="3" table:number-rows-spanned="1">
            <text:p>Saldo Inicial</text:p>
          </table:table-cell>
          <table:covered-table-cell table:number-columns-repeated="2" table:style-name="ce8"/>
          <table:table-cell table:style-name="ce14" office:value-type="string">
            <text:p><text:a xlink:href="python://formatLang(get_initial_debit_to_print(partner))" xlink:type="simple">initial debit</text:a></text:p>
          </table:table-cell>
          <table:table-cell table:style-name="ce14" office:value-type="string">
            <text:p><text:a xlink:href="python://formatLang(get_initial_credit_to_print(partner))" xlink:type="simple">initial credit</text:a></text:p>
          </table:table-cell>
          <table:table-cell table:style-name="ce14" office:value-type="string">
            <text:p><text:a xlink:href="python://formatLang(get_initial_balance_to_print(partner))" xlink:type="simple">initial balance</text:a></text:p>
          </table:table-cell>
          <table:table-cell table:style-name="ce20" table:number-columns-repeated="1017"/>
        </table:table-row>
        <table:table-row table:style-name="ro2">
          <table:table-cell table:style-name="ce4" office:value-type="string">
            <text:p><text:a xlink:href="python://for%20each=%22move%20in%20get_moves_from_partner(moves_dic,%20partner)%22" xlink:type="simple">for each move</text:a></text:p>
          </table:table-cell>
          <table:table-cell table:style-name="ce4"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<text:a xlink:href="python://if%20test=%22contains_relevant_lines(move)%22" xlink:type="simple">if contains_relevant_lines</text:a></text:p>
          </table:table-cell>
          <table:table-cell/>
          <table:table-cell table:style-name="ce4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string">
            <text:p><text:a xlink:href="python://formatLang(move.date,date='True')" xlink:type="simple">move.date</text:a></text:p>
          </table:table-cell>
          <table:table-cell table:style-name="ce9" office:value-type="string">
            <text:p><text:span text:style-name="T1"><text:a xlink:href="python://if test=&quot;get_invoice(move)&quot;" xlink:type="simple">move.date_maturity</text:a></text:span><text:span text:style-name="T1"> </text:span><text:span text:style-name="T1"><text:a xlink:href="python://formatLang(get_invoice(move).date_due,date='True')" xlink:type="simple">move.date_maturity</text:a></text:span><text:span text:style-name="T1"> </text:span><text:span text:style-name="T1"><text:a xlink:href="python:///if" xlink:type="simple">move.date_maturity</text:a></text:span></text:p>
          </table:table-cell>
          <table:table-cell table:style-name="ce4" office:value-type="string">
            <text:p><text:a xlink:href="python://get_move_name(move)" xlink:type="simple">move.name</text:a></text:p>
          </table:table-cell>
          <table:table-cell table:style-name="ce5" office:value-type="string">
            <text:p><text:a xlink:href="python://formatLang(get_move_debit_to_print(move))" xlink:type="simple">debit</text:a></text:p>
          </table:table-cell>
          <table:table-cell table:style-name="ce5" office:value-type="string">
            <text:p><text:a xlink:href="python://formatLang(get_move_credit_to_print(move))" xlink:type="simple">credit</text:a></text:p>
          </table:table-cell>
          <table:table-cell table:style-name="ce5" office:value-type="string">
            <text:p><text:a xlink:href="python://formatLang(get_move_accumulated_balance(move,%20partner))" xlink:type="simple">accumulated_balance</text:a>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<text:a xlink:href="python://if%20test=%22show_receipt_detail%22" xlink:type="simple">if show_receipt_detail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for%20each=%22line%20in%20get_move_lines_to_show(move)%22" xlink:type="simple">for each line</text:a></text:p>
          </table:table-cell>
          <table:table-cell table:style-name="ce4" table:number-columns-repeated="5"/>
          <table:table-cell table:number-columns-repeated="1017"/>
        </table:table-row>
        <table:table-row table:style-name="ro7">
          <table:table-cell table:style-name="ce6" table:number-columns-spanned="2" table:number-rows-spanned="1"/>
          <table:covered-table-cell table:style-name="ce10"/>
          <table:table-cell table:style-name="ce13" office:value-type="string" table:number-columns-spanned="4" table:number-rows-spanned="1">
            <text:p><text:s text:c="4"/><text:a xlink:href="python://get_move_line_name(line)" xlink:type="simple">line.name</text:a></text:p>
          </table:table-cell>
          <table:covered-table-cell table:number-columns-repeated="2" table:style-name="ce10"/>
          <table:covered-table-cell table:style-name="ce17"/>
          <table:table-cell table:style-name="ce21"/>
          <table:table-cell table:number-columns-repeated="1016"/>
        </table:table-row>
        <table:table-row table:style-name="ro2">
          <table:table-cell table:style-name="ce4" office:value-type="string">
            <text:p><text:a xlink:href="python:///for" xlink:type="simple">end for line</text:a></text:p>
          </table:table-cell>
          <table:table-cell table:style-name="ce4" table:number-columns-repeated="3"/>
          <table:table-cell table:style-name="ce5"/>
          <table:table-cell table:style-name="ce4"/>
          <table:table-cell table:number-columns-repeated="1017"/>
        </table:table-row>
        <table:table-row table:style-name="ro2">
          <table:table-cell table:style-name="ce4" office:value-type="string">
            <text:p><text:a xlink:href="python:///if" xlink:type="simple">end if show_receipt_detail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if%20test=%22show_invoice_detail%22" xlink:type="simple">if show_invoice_detail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for%20each=%22invoice%20in%20get_invoice_to_show(move)%22" xlink:type="simple">for each invoice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for%20each=%22invoice_line%20in%20invoice.invoice_line%22" xlink:type="simple">for each invoice_line</text:a></text:p>
          </table:table-cell>
          <table:table-cell table:style-name="ce4" table:number-columns-repeated="5"/>
          <table:table-cell table:number-columns-repeated="1017"/>
        </table:table-row>
        <table:table-row table:style-name="ro7">
          <table:table-cell table:style-name="ce6" table:number-columns-spanned="2" table:number-rows-spanned="1"/>
          <table:covered-table-cell table:style-name="ce10"/>
          <table:table-cell table:style-name="ce13" office:value-type="string" table:number-columns-spanned="4" table:number-rows-spanned="1">
            <text:p><text:s text:c="4"/><text:a xlink:href="python://get_invoice_line_name(invoice_line)" xlink:type="simple">line.invoice_line</text:a></text:p>
          </table:table-cell>
          <table:covered-table-cell table:style-name="ce15"/>
          <table:covered-table-cell table:style-name="ce16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>
            <text:p><text:a xlink:href="python:///for" xlink:type="simple">end for invoice_line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/for" xlink:type="simple">end for invoice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/if" xlink:type="simple">end if show_invoice_detail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/if" xlink:type="simple">end if contains_relevant_lines</text:a>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office:value-type="string">
            <text:p><text:a xlink:href="python:///for" xlink:type="simple">end for move</text:a></text:p>
          </table:table-cell>
          <table:table-cell table:style-name="ce4" table:number-columns-repeated="5"/>
          <table:table-cell table:number-columns-repeated="1017"/>
        </table:table-row>
        <table:table-row table:style-name="ro4">
          <table:table-cell table:style-name="ce7" office:value-type="string" table:number-columns-spanned="3" table:number-rows-spanned="1">
            <text:p>Saldo Inicial</text:p>
          </table:table-cell>
          <table:covered-table-cell table:number-columns-repeated="2" table:style-name="ce11"/>
          <table:table-cell table:style-name="ce11" table:number-columns-repeated="2"/>
          <table:table-cell table:style-name="ce18" office:value-type="string">
            <text:p><text:a xlink:href="python://formatLang(get_final_balance(partner))" xlink:type="simple">final balance</text:a></text:p>
          </table:table-cell>
          <table:table-cell table:number-columns-repeated="1017"/>
        </table:table-row>
        <table:table-row table:style-name="ro7">
          <table:table-cell table:number-columns-repeated="1023"/>
        </table:table-row>
        <table:table-row table:style-name="ro2">
          <table:table-cell office:value-type="string">
            <text:p><text:a xlink:href="python:///for" xlink:type="simple">end for partner</text:a></text:p>
          </table:table-cell>
          <table:table-cell table:number-columns-repeated="1022"/>
        </table:table-row>
        <table:table-row table:style-name="ro7" table:number-rows-repeated="1048547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16:22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0.2.2$Linux_X86_64 LibreOffice_project/400m0$Build-2</meta:generator>
    <dc:date>2013-09-16T16:48:42</dc:date>
    <dc:creator>Juan Scarafía</dc:creator>
    <meta:editing-duration>PT17H10M11S</meta:editing-duration>
    <meta:editing-cycles>146</meta:editing-cycles>
    <meta:document-statistic meta:table-count="3" meta:cell-count="38" meta:object-count="0"/>
  </office:meta>
</office:document-meta>
</file>